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ingNameResolver.getQName( String 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2">
            <text:p text:style-name="Table_20_Contents">3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rsingNameResolver.ParsingNameResolver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ingNameResolver.ParsingNameResolver( Namespa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singNameResolver.getJCRNam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singNameResolver.maybeInvalid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